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07.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Default"/>
        <table:table-row table:style-name="ro1">
          <table:table-cell table:style-name="ce6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ate Issue</text:p>
          </table:table-cell>
          <table:table-cell table:style-name="ce8" office:value-type="string" calcext:value-type="string">
            <text:p>2016-12-03</text:p>
          </table:table-cell>
          <table:table-cell table:style-name="ce8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Referenc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# Pin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20 4.7K resistors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, used two 7.5M resistors in series.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, deco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rate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9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46:BOM.E7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00-00-00</text:date>, <text:time style:data-style-name="N2" text:time-value="11:00:26.543637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3T11:00:56.502177721</dc:date>
    <meta:editing-duration>PT2H32M31S</meta:editing-duration>
    <meta:editing-cycles>115</meta:editing-cycles>
    <meta:generator>LibreOffice/5.1.4.2$Linux_X86_64 LibreOffice_project/10m0$Build-2</meta:generator>
    <meta:print-date>2016-11-30T18:10:13.014005975</meta:print-date>
    <meta:document-statistic meta:table-count="2" meta:cell-count="377" meta:object-count="0"/>
  </office:meta>
</office:document-meta>
</file>